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240268" text:style-name="L1">
        <text:list-item>
          <text:p text:style-name="P1">Przyczyną podjęcia realizacji projektu jest usprawnienie działania biura podróży w internecie i korzystanie z niego bez wychodzenia z domu. Klienci serwisu będą mieć możliwość rozmowy z konsultantem w celu wybrania najbardziej odpowiedniej oferty. Celem jest również dotarcie do szerszego grona odbiorców poprzez tańsze oferty niż w stacjonarnym biurze podróży. Korzyścią jest również dostęp do wszystkich ofert na rynku poczynając od lotów pasażerskich, wczasów w krajach egzotycznych na przejazdach autokarowych kończąc.</text:p>
        </text:list-item>
        <text:list-item>
          <text:p text:style-name="P1">Zlecający realizację: Biuro Podróży „Itaka”</text:p>
          <text:p text:style-name="P1">Ewentualni nabywcy: wszystkie osoby, które chcą podróżować. </text:p>
          <text:p text:style-name="P1">Wpływ na przebieg realizacji projektu będzie miał wpływ właściciel firmy, informatyk firmy, kierownicy w poszczególnych punktach, pracownicy poszczególnych punktów, księgowy firmy.</text:p>
        </text:list-item>
        <text:list-item>
          <text:p text:style-name="P1">Użytkownicy:</text:p>
          <text:p text:style-name="P1">1.Właściciel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alia Kowalska</meta:initial-creator>
    <meta:creation-date>2013-04-05T08:54:53.85</meta:creation-date>
    <dc:date>2013-04-05T09:20:20.38</dc:date>
    <dc:creator>Natalia Kowalska</dc:creator>
    <meta:editing-duration>PT25M32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6" meta:word-count="109" meta:character-count="836"/>
  </office:meta>
</office:document-meta>
</file>